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40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8000" loext:char-shading-value="0"/>
    </style:style>
    <style:style style:name="T3" style:family="text">
      <style:text-properties fo:background-color="#ff4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so 7: Peluquería</text:p>
      <text:p text:style-name="Standard"/>
      <text:p text:style-name="Standard">Una <text:span text:style-name="T1">peluquería con múltiples sucursales</text:span> desea desarrollar un sistema centralizado para</text:p>
      <text:p text:style-name="Standard"><text:span text:style-name="T1">gestionar sus citas y clientes</text:span>. El sistema debe permitir a los <text:span text:style-name="T2">peluqueros</text:span> de cada sucursal</text:p>
      <text:p text:style-name="Standard"><text:span text:style-name="T2">agendar y cancelar citas</text:span>, ver el historial de cortes y <text:span text:style-name="T2">estilos</text:span> de cada cliente, así como la</text:p>
      <text:p text:style-name="Standard">información de <text:span text:style-name="T2">contacto</text:span> y <text:span text:style-name="T2">preferencias</text:span> de estilo de cada uno.</text:p>
      <text:p text:style-name="Standard">El sistema debe permitir a los <text:span text:style-name="T1">clientes crear una cuenta única para todas las sucursales</text:span>,</text:p>
      <text:p text:style-name="Standard"><text:span text:style-name="T3">programar citas</text:span> en línea y r<text:span text:style-name="T3">ecibir recordatorios de citas para cualquier sucursal</text:span> que elijan.</text:p>
      <text:p text:style-name="Standard">También deben poder ver su historial de cortes y estilos en todas las sucursales, así como</text:p>
      <text:p text:style-name="Standard">la información de contacto de la peluquería para cada sucursal.</text:p>
      <text:p text:style-name="P1">Para cada cita, el sistema debe almacenar la información del cliente, la fecha y hora de la</text:p>
      <text:p text:style-name="P1">cita, la sucursal en la que se realizará la cita, el peluquero asignado, el servicio solicitado y</text:p>
      <text:p text:style-name="P1">el precio del servicio.</text:p>
      <text:p text:style-name="Standard">El sistema debe permitir a los peluqueros de cada sucursal acceder a su agenda diaria y ver</text:p>
      <text:p text:style-name="Standard">las citas programadas para ese día en su sucursal. También deben poder ver el historial de</text:p>
      <text:p text:style-name="Standard">cortes y estilos de cada cliente en todas las sucursales.</text:p>
      <text:p text:style-name="Standard">El sistema debe permitir a los gerentes de la peluquería central <text:span text:style-name="T3">acceder a los informes de</text:span></text:p>
      <text:p text:style-name="P1">ventas de todas las sucursales, incluyendo ventas diarias, semanales y mensuales, así</text:p>
      <text:p text:style-name="P1">como sobre los servicios más solicitados y los peluqueros más productivos en cada</text:p>
      <text:p text:style-name="P1">sucursal.</text:p>
      <text:p text:style-name="Standard">Además, el sistema debe tener medidas de seguridad sólidas para proteger la privacidad de</text:p>
      <text:p text:style-name="Standard">los datos del cliente y del negocio, incluyendo la encartación de datos y autenticación de</text:p>
      <text:p text:style-name="Standard">usuarios. También debe tener la capacidad de realizar copias de seguridad y recuperación</text:p>
      <text:p text:style-name="Standard">de datos en caso de fallas del sistem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1:14:20.427266318</meta:creation-date>
    <dc:date>2023-03-14T15:44:08.529725782</dc:date>
    <meta:editing-duration>PT17M5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284" meta:character-count="1701" meta:non-whitespace-character-count="1440"/>
  </office:meta>
</office:document-meta>
</file>